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883d5e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8c6596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rsid="04935358" officeooo:paragraph-rsid="05893b3b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rsid="05893b3b" officeooo:paragraph-rsid="05893b3b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rsid="058c6596" officeooo:paragraph-rsid="058c6596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fo:font-weight="bold" officeooo:rsid="05964c34" officeooo:paragraph-rsid="05964c34" style:font-size-asian="12pt" style:font-weight-asian="bold" style:font-name-complex="Courier New" style:font-size-complex="12pt" style:font-weight-complex="bold"/>
    </style:style>
    <style:style style:name="P7" style:family="paragraph" style:parent-style-name="Standard">
      <style:paragraph-properties fo:margin-top="0in" fo:margin-bottom="0.1665in" loext:contextual-spacing="false"/>
      <style:text-properties officeooo:paragraph-rsid="05861723"/>
    </style:style>
    <style:style style:name="P8" style:family="paragraph" style:parent-style-name="Standard">
      <style:paragraph-properties fo:margin-top="0in" fo:margin-bottom="0.1665in" loext:contextual-spacing="false"/>
      <style:text-properties officeooo:paragraph-rsid="058737e5"/>
    </style:style>
    <style:style style:name="P9" style:family="paragraph" style:parent-style-name="Standard">
      <style:paragraph-properties fo:margin-top="0in" fo:margin-bottom="0.1665in" loext:contextual-spacing="false"/>
      <style:text-properties officeooo:paragraph-rsid="05893b3b"/>
    </style:style>
    <style:style style:name="P10" style:family="paragraph" style:parent-style-name="Standard">
      <style:paragraph-properties fo:margin-top="0in" fo:margin-bottom="0.1665in" loext:contextual-spacing="false"/>
      <style:text-properties officeooo:paragraph-rsid="058a58f3"/>
    </style:style>
    <style:style style:name="P11" style:family="paragraph" style:parent-style-name="Standard">
      <style:paragraph-properties fo:margin-top="0in" fo:margin-bottom="0.1665in" loext:contextual-spacing="false"/>
      <style:text-properties officeooo:paragraph-rsid="058c6596"/>
    </style:style>
    <style:style style:name="P12" style:family="paragraph" style:parent-style-name="Standard">
      <style:paragraph-properties fo:margin-top="0in" fo:margin-bottom="0.1665in" loext:contextual-spacing="false"/>
      <style:text-properties officeooo:paragraph-rsid="0590f7c1"/>
    </style:style>
    <style:style style:name="P13" style:family="paragraph" style:parent-style-name="Standard">
      <style:paragraph-properties fo:margin-top="0in" fo:margin-bottom="0.1665in" loext:contextual-spacing="false"/>
      <style:text-properties fo:font-style="italic" officeooo:paragraph-rsid="058ad0df" style:font-style-asian="italic" style:font-style-complex="italic"/>
    </style:style>
    <style:style style:name="P1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775118" style:font-size-asian="12pt" style:font-name-complex="Courier New" style:font-size-complex="12pt"/>
    </style:style>
    <style:style style:name="P1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35358" officeooo:paragraph-rsid="05861723" style:font-size-asian="12pt" style:font-name-complex="Courier New" style:font-size-complex="12pt"/>
    </style:style>
    <style:style style:name="P1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35358" officeooo:paragraph-rsid="05893b3b" style:font-size-asian="12pt" style:font-name-complex="Courier New" style:font-size-complex="12pt"/>
    </style:style>
    <style:style style:name="P1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428de" officeooo:paragraph-rsid="05861723" style:font-size-asian="12pt" style:font-name-complex="Courier New" style:font-size-complex="12pt"/>
    </style:style>
    <style:style style:name="P1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428de" officeooo:paragraph-rsid="05893b3b" style:font-size-asian="12pt" style:font-name-complex="Courier New" style:font-size-complex="12pt"/>
    </style:style>
    <style:style style:name="P1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428de" officeooo:paragraph-rsid="058a58f3" style:font-size-asian="12pt" style:font-name-complex="Courier New" style:font-size-complex="12pt"/>
    </style:style>
    <style:style style:name="P2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8c6596" style:font-size-asian="12pt" style:font-name-complex="Courier New" style:font-size-complex="12pt"/>
    </style:style>
    <style:style style:name="P2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90f7c1" style:font-size-asian="12pt" style:font-name-complex="Courier New" style:font-size-complex="12pt"/>
    </style:style>
    <style:style style:name="P2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964c34" officeooo:paragraph-rsid="05964c34" style:font-size-asian="12pt" style:font-name-complex="Courier New" style:font-size-complex="12pt"/>
    </style:style>
    <style:style style:name="P2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919e2c" style:font-size-asian="12pt" style:font-name-complex="Courier New" style:font-size-complex="12pt"/>
    </style:style>
    <style:style style:name="P24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8c6596" style:font-name-complex="Courier New" style:font-size-complex="12pt"/>
    </style:style>
    <style:style style:name="P25" style:family="paragraph" style:parent-style-name="Standard">
      <style:paragraph-properties fo:margin-left="0in" fo:margin-right="0in" fo:text-indent="2in" style:auto-text-indent="false"/>
      <style:text-properties officeooo:paragraph-rsid="058c6596"/>
    </style:style>
    <style:style style:name="P2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775118"/>
    </style:style>
    <style:style style:name="P2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964c34"/>
    </style:style>
    <style:style style:name="P2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775118" style:font-size-asian="12pt" style:font-name-complex="Courier New" style:font-size-complex="12pt"/>
    </style:style>
    <style:style style:name="P2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861723" style:font-size-asian="12pt" style:font-name-complex="Courier New" style:font-size-complex="12pt"/>
    </style:style>
    <style:style style:name="P3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87f685" officeooo:paragraph-rsid="05775118" style:font-size-asian="12pt" style:font-name-complex="Courier New" style:font-size-complex="12pt"/>
    </style:style>
    <style:style style:name="P3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8dff89" officeooo:paragraph-rsid="05775118" style:font-size-asian="12pt" style:font-name-complex="Courier New" style:font-size-complex="12pt"/>
    </style:style>
    <style:style style:name="P3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29dcd7a" officeooo:paragraph-rsid="05775118" style:font-size-asian="12pt" style:font-name-complex="Courier New" style:font-size-complex="12pt"/>
    </style:style>
    <style:style style:name="P3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935358" officeooo:paragraph-rsid="05861723" style:font-size-asian="12pt" style:font-name-complex="Courier New" style:font-size-complex="12pt"/>
    </style:style>
    <style:style style:name="P3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9a7670" officeooo:paragraph-rsid="05861723" style:font-size-asian="12pt" style:font-name-complex="Courier New" style:font-size-complex="12pt"/>
    </style:style>
    <style:style style:name="P3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9428de" officeooo:paragraph-rsid="05861723" style:font-size-asian="12pt" style:font-name-complex="Courier New" style:font-size-complex="12pt"/>
    </style:style>
    <style:style style:name="P3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964c34" officeooo:paragraph-rsid="05964c34" style:font-size-asian="12pt" style:font-name-complex="Courier New" style:font-size-complex="12pt"/>
    </style:style>
    <style:style style:name="P37" style:family="paragraph" style:parent-style-name="Standard">
      <style:paragraph-properties fo:margin-left="0in" fo:margin-right="0in" fo:margin-top="0in" fo:margin-bottom="0.1665in" loext:contextual-spacing="false" fo:text-indent="0in" style:auto-text-indent="false"/>
      <style:text-properties officeooo:rsid="0495aafe" officeooo:paragraph-rsid="058a58f3"/>
    </style:style>
    <style:style style:name="P38" style:family="paragraph" style:parent-style-name="Standard">
      <style:paragraph-properties fo:margin-left="0in" fo:margin-right="0in" fo:margin-top="0in" fo:margin-bottom="0.1665in" loext:contextual-spacing="false" fo:text-indent="0in" style:auto-text-indent="false"/>
      <style:text-properties officeooo:paragraph-rsid="058a58f3"/>
    </style:style>
    <style:style style:name="P39" style:family="paragraph" style:parent-style-name="Standard">
      <style:paragraph-properties fo:margin-left="0in" fo:margin-right="0in" fo:margin-top="0in" fo:margin-bottom="0.1665in" loext:contextual-spacing="false" fo:text-indent="0in" style:auto-text-indent="false"/>
      <style:text-properties officeooo:rsid="058a58f3" officeooo:paragraph-rsid="058a58f3"/>
    </style:style>
    <style:style style:name="P40" style:family="paragraph" style:parent-style-name="Standard">
      <style:paragraph-properties fo:margin-top="0in" fo:margin-bottom="0.1665in" loext:contextual-spacing="false"/>
      <style:text-properties style:font-name="Courier New" fo:font-size="12pt" officeooo:rsid="05bb1b34" officeooo:paragraph-rsid="05964c34" style:font-size-asian="12pt" style:font-name-complex="Courier New" style:font-size-complex="12pt"/>
    </style:style>
    <style:style style:name="P41" style:family="paragraph" style:parent-style-name="Heading_20_2">
      <style:text-properties officeooo:rsid="05c865f0" officeooo:paragraph-rsid="05c865f0" style:font-size-complex="12pt"/>
    </style:style>
    <style:style style:name="P42" style:family="paragraph" style:parent-style-name="Heading_20_3">
      <style:paragraph-properties fo:margin-top="0.1665in" fo:margin-bottom="0in" loext:contextual-spacing="false"/>
      <style:text-properties style:font-name="Courier New" officeooo:paragraph-rsid="05775118" style:font-name-complex="Courier New" style:font-size-complex="12pt"/>
    </style:style>
    <style:style style:name="P43" style:family="paragraph" style:parent-style-name="Heading_20_3">
      <style:paragraph-properties fo:margin-top="0.1665in" fo:margin-bottom="0in" loext:contextual-spacing="false"/>
      <style:text-properties style:font-name="Courier New" officeooo:paragraph-rsid="058737e5" style:font-name-complex="Courier New" style:font-size-complex="12pt"/>
    </style:style>
    <style:style style:name="P44" style:family="paragraph" style:parent-style-name="Heading_20_3">
      <style:paragraph-properties fo:margin-top="0.1665in" fo:margin-bottom="0in" loext:contextual-spacing="false"/>
      <style:text-properties style:font-name="Courier New" officeooo:paragraph-rsid="05893b3b" style:font-name-complex="Courier New" style:font-size-complex="12pt"/>
    </style:style>
    <style:style style:name="P45" style:family="paragraph" style:parent-style-name="Heading_20_3">
      <style:paragraph-properties fo:margin-top="0.1665in" fo:margin-bottom="0in" loext:contextual-spacing="false"/>
      <style:text-properties style:font-name="Courier New" officeooo:paragraph-rsid="058a58f3" style:font-name-complex="Courier New" style:font-size-complex="12pt"/>
    </style:style>
    <style:style style:name="P46" style:family="paragraph" style:parent-style-name="Heading_20_3">
      <style:paragraph-properties fo:margin-top="0.1665in" fo:margin-bottom="0in" loext:contextual-spacing="false"/>
      <style:text-properties style:font-name="Courier New" officeooo:paragraph-rsid="058c6596" style:font-name-complex="Courier New" style:font-size-complex="12pt"/>
    </style:style>
    <style:style style:name="P47" style:family="paragraph" style:parent-style-name="Heading_20_3">
      <style:paragraph-properties fo:margin-top="0.1665in" fo:margin-bottom="0in" loext:contextual-spacing="false"/>
      <style:text-properties officeooo:paragraph-rsid="058a58f3"/>
    </style:style>
    <style:style style:name="T1" style:family="text">
      <style:text-properties style:font-name="Courier New" officeooo:rsid="04abfa38" style:font-name-complex="Courier New" style:font-size-complex="12pt"/>
    </style:style>
    <style:style style:name="T2" style:family="text">
      <style:text-properties style:font-name="Courier New" fo:font-size="12pt" style:font-size-asian="12pt" style:font-name-complex="Courier New" style:font-size-complex="12pt"/>
    </style:style>
    <style:style style:name="T3" style:family="text">
      <style:text-properties style:font-name="Courier New" fo:font-size="12pt" officeooo:rsid="0031a1b0" style:font-size-asian="12pt" style:font-name-complex="Courier New" style:font-size-complex="12pt"/>
    </style:style>
    <style:style style:name="T4" style:family="text">
      <style:text-properties style:font-name="Courier New" fo:font-size="12pt" officeooo:rsid="0032479d" style:font-size-asian="12pt" style:font-name-complex="Courier New" style:font-size-complex="12pt"/>
    </style:style>
    <style:style style:name="T5" style:family="text">
      <style:text-properties style:font-name="Courier New" fo:font-size="12pt" officeooo:rsid="04aa32ba" style:font-size-asian="12pt" style:font-name-complex="Courier New" style:font-size-complex="12pt"/>
    </style:style>
    <style:style style:name="T6" style:family="text">
      <style:text-properties style:font-name="Courier New" fo:font-size="12pt" officeooo:rsid="05141050" style:font-size-asian="12pt" style:font-name-complex="Courier New" style:font-size-complex="12pt"/>
    </style:style>
    <style:style style:name="T7" style:family="text">
      <style:text-properties style:font-name="Courier New" fo:font-size="12pt" officeooo:rsid="042fcf21" style:font-size-asian="12pt" style:font-name-complex="Courier New" style:font-size-complex="12pt"/>
    </style:style>
    <style:style style:name="T8" style:family="text">
      <style:text-properties style:font-name="Courier New" fo:font-size="12pt" officeooo:rsid="056c1ba7" style:font-size-asian="12pt" style:font-name-complex="Courier New" style:font-size-complex="12pt"/>
    </style:style>
    <style:style style:name="T9" style:family="text">
      <style:text-properties style:font-name="Courier New" fo:font-size="12pt" officeooo:rsid="00adb049" style:font-size-asian="12pt" style:font-name-complex="Courier New" style:font-size-complex="12pt"/>
    </style:style>
    <style:style style:name="T10" style:family="text">
      <style:text-properties style:font-name="Courier New" fo:font-size="12pt" officeooo:rsid="048c8c07" style:font-size-asian="12pt" style:font-name-complex="Courier New" style:font-size-complex="12pt"/>
    </style:style>
    <style:style style:name="T11" style:family="text">
      <style:text-properties style:font-name="Courier New" fo:font-size="12pt" officeooo:rsid="00341cbb" style:font-size-asian="12pt" style:font-name-complex="Courier New" style:font-size-complex="12pt"/>
    </style:style>
    <style:style style:name="T12" style:family="text">
      <style:text-properties style:font-name="Courier New" fo:font-size="12pt" officeooo:rsid="02bd21a1" style:font-size-asian="12pt" style:font-name-complex="Courier New" style:font-size-complex="12pt"/>
    </style:style>
    <style:style style:name="T13" style:family="text">
      <style:text-properties style:font-name="Courier New" fo:font-size="12pt" officeooo:rsid="0337b8c5" style:font-size-asian="12pt" style:font-name-complex="Courier New" style:font-size-complex="12pt"/>
    </style:style>
    <style:style style:name="T14" style:family="text">
      <style:text-properties style:font-name="Courier New" fo:font-size="12pt" officeooo:rsid="04923cd3" style:font-size-asian="12pt" style:font-name-complex="Courier New" style:font-size-complex="12pt"/>
    </style:style>
    <style:style style:name="T15" style:family="text">
      <style:text-properties style:font-name="Courier New" fo:font-size="12pt" officeooo:rsid="04935358" style:font-size-asian="12pt" style:font-name-complex="Courier New" style:font-size-complex="12pt"/>
    </style:style>
    <style:style style:name="T16" style:family="text">
      <style:text-properties style:font-name="Courier New" fo:font-size="12pt" officeooo:rsid="049428de" style:font-size-asian="12pt" style:font-name-complex="Courier New" style:font-size-complex="12pt"/>
    </style:style>
    <style:style style:name="T17" style:family="text">
      <style:text-properties style:font-name="Courier New" fo:font-size="12pt" officeooo:rsid="04975224" style:font-size-asian="12pt" style:font-name-complex="Courier New" style:font-size-complex="12pt"/>
    </style:style>
    <style:style style:name="T18" style:family="text">
      <style:text-properties style:font-name="Courier New" fo:font-size="12pt" officeooo:rsid="05893b3b" style:font-size-asian="12pt" style:font-name-complex="Courier New" style:font-size-complex="12pt"/>
    </style:style>
    <style:style style:name="T19" style:family="text">
      <style:text-properties style:font-name="Courier New" fo:font-size="12pt" officeooo:rsid="05137540" style:font-size-asian="12pt" style:font-name-complex="Courier New" style:font-size-complex="12pt"/>
    </style:style>
    <style:style style:name="T20" style:family="text">
      <style:text-properties style:font-name="Courier New" fo:font-size="12pt" officeooo:rsid="058a58f3" style:font-size-asian="12pt" style:font-name-complex="Courier New" style:font-size-complex="12pt"/>
    </style:style>
    <style:style style:name="T21" style:family="text">
      <style:text-properties style:font-name="Courier New" fo:font-size="12pt" officeooo:rsid="058c6596" style:font-size-asian="12pt" style:font-name-complex="Courier New" style:font-size-complex="12pt"/>
    </style:style>
    <style:style style:name="T22" style:family="text">
      <style:text-properties style:font-name="Courier New" fo:font-size="12pt" officeooo:rsid="0590f7c1" style:font-size-asian="12pt" style:font-name-complex="Courier New" style:font-size-complex="12pt"/>
    </style:style>
    <style:style style:name="T23" style:family="text">
      <style:text-properties style:font-name="Courier New" fo:font-size="12pt" officeooo:rsid="05964c34" style:font-size-asian="12pt" style:font-name-complex="Courier New" style:font-size-complex="12pt"/>
    </style:style>
    <style:style style:name="T24" style:family="text">
      <style:text-properties style:font-name="Courier New" fo:font-size="12pt" officeooo:rsid="059c3213" style:font-size-asian="12pt" style:font-name-complex="Courier New" style:font-size-complex="12pt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officeooo:rsid="05137540" style:font-size-asian="12pt"/>
    </style:style>
    <style:style style:name="T27" style:family="text">
      <style:text-properties fo:font-size="12pt" officeooo:rsid="042fcf21" style:font-size-asian="12pt"/>
    </style:style>
    <style:style style:name="T28" style:family="text">
      <style:text-properties fo:font-size="12pt" officeooo:rsid="059c3213" style:font-size-asian="12pt"/>
    </style:style>
    <style:style style:name="T29" style:family="text">
      <style:text-properties officeooo:rsid="04abfa38"/>
    </style:style>
    <style:style style:name="T30" style:family="text">
      <style:text-properties officeooo:rsid="042fcf21"/>
    </style:style>
    <style:style style:name="T31" style:family="text">
      <style:text-properties officeooo:rsid="048ae34f"/>
    </style:style>
    <style:style style:name="T32" style:family="text">
      <style:text-properties officeooo:rsid="047d41b1"/>
    </style:style>
    <style:style style:name="T33" style:family="text">
      <style:text-properties officeooo:rsid="04935358"/>
    </style:style>
    <style:style style:name="T34" style:family="text">
      <style:text-properties officeooo:rsid="0497c925"/>
    </style:style>
    <style:style style:name="T35" style:family="text">
      <style:text-properties officeooo:rsid="049428de"/>
    </style:style>
    <style:style style:name="T36" style:family="text">
      <style:text-properties fo:font-style="italic" officeooo:rsid="049428de" style:font-style-asian="italic" style:font-style-complex="italic"/>
    </style:style>
    <style:style style:name="T37" style:family="text">
      <style:text-properties officeooo:rsid="058737e5"/>
    </style:style>
    <style:style style:name="T38" style:family="text">
      <style:text-properties officeooo:rsid="058c6596"/>
    </style:style>
    <style:style style:name="T39" style:family="text">
      <style:text-properties officeooo:rsid="058e1f33"/>
    </style:style>
    <style:style style:name="T40" style:family="text">
      <style:text-properties officeooo:rsid="058f7f6a"/>
    </style:style>
    <style:style style:name="T41" style:family="text">
      <style:text-properties officeooo:rsid="05952b55"/>
    </style:style>
    <style:style style:name="T42" style:family="text">
      <style:text-properties officeooo:rsid="059c3213"/>
    </style:style>
    <style:style style:name="T43" style:family="text">
      <style:text-properties officeooo:rsid="05bf5a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2">MorpAsk</text:h>
      <text:h text:style-name="P42" text:outline-level="3"><text:span text:style-name="T42">16. </text:span>EXT. COURTYARD <text:span text:style-name="T37">LONG SHOT</text:span></text:h>
      <text:p text:style-name="P8"><text:span text:style-name="T2">The next day. </text:span><text:span text:style-name="T14">Lisa arrives backpack on, brushing her teeth. </text:span></text:p>
      <text:h text:style-name="P43" text:outline-level="3"><text:span text:style-name="T28">17</text:span><text:span text:style-name="T26">. </text:span><text:span text:style-name="T29">MEDIUM SHOT LISA</text:span></text:h>
      <text:p text:style-name="P8"><text:span text:style-name="T14">A teacher </text:span><text:span text:style-name="T18">comes around the corner</text:span><text:span text:style-name="T14">. </text:span></text:p>
      <text:p text:style-name="P15">TEACHER</text:p>
      <text:p text:style-name="P29"><text:span text:style-name="T33">Good morning, Lisa</text:span>.</text:p>
      <text:p text:style-name="P15">LISA</text:p>
      <text:p text:style-name="P29"><text:span text:style-name="T33">Mmernnin</text:span>.</text:p>
      <text:p text:style-name="P3">Lisa rinses in the drinking fountain then puts her hair into a ponytail on top of her head.</text:p>
      <text:h text:style-name="P44" text:outline-level="3"><text:span text:style-name="T28">18</text:span><text:span text:style-name="T26">. </text:span><text:span text:style-name="T29">MEDIUM SHOT MICHELLES</text:span></text:h>
      <text:p text:style-name="P9"><text:span text:style-name="T18">T</text:span><text:span text:style-name="T15">he Michelles </text:span><text:span text:style-name="T18">approach</text:span><text:span text:style-name="T15"> </text:span><text:span text:style-name="T18">Lisa</text:span><text:span text:style-name="T15"> crying, </text:span><text:span text:style-name="T17">wearing pajama bottoms under their skirts</text:span><text:span text:style-name="T14">. </text:span><text:span text:style-name="T18">If we see the picnic table, Kelly is sitting with Jeff.</text:span></text:p>
      <text:h text:style-name="P44" text:outline-level="3"><text:span text:style-name="T28">19a</text:span><text:span text:style-name="T26">. </text:span><text:span text:style-name="T29">MEDIUM SHOT CHEERLEADERS</text:span></text:h>
      <text:p text:style-name="P4">Lisa looks concerned as the Michelles approach distraught, so wrapped up in themselves they don’t notice Lisa. </text:p>
      <text:p text:style-name="P16">LISA</text:p>
      <text:p text:style-name="P33">What happened?</text:p>
      <text:p text:style-name="P4">The Michelles stop walking, still wrapped up in themselves.</text:p>
      <text:p text:style-name="P18">MICHELLE <text:span text:style-name="T34">Teresa</text:span></text:p>
      <text:p text:style-name="P29"><text:span text:style-name="T35">Waaaah</text:span>. <text:span text:style-name="T34">Jeff said Becky told him we smoke Fruit Rollups in the bathroom. </text:span></text:p>
      <text:p text:style-name="P17">MICHELLE Kiki</text:p>
      <text:p text:style-name="P34">We do not!</text:p>
      <text:p text:style-name="P17">MICHELLE <text:span text:style-name="T43">Teres</text:span>a</text:p>
      <text:p text:style-name="P34">We don’t even like Fruit Rollups. </text:p>
      <text:h text:style-name="P45" text:outline-level="3"><text:span text:style-name="T28">21a</text:span><text:span text:style-name="T26">. </text:span><text:span text:style-name="T29">MEDIUM CLOSE SHOT LISA</text:span></text:h>
      <text:p text:style-name="P16">LISA</text:p>
      <text:p text:style-name="P29"><text:span text:style-name="T35">I wouldn’t worry about it</text:span>. <text:span text:style-name="T35">She says that kind of stuff about everybody. </text:span></text:p>
      <text:h text:style-name="P45" text:outline-level="3"><text:soft-page-break/><text:span text:style-name="T28">20a</text:span><text:span text:style-name="T26">. </text:span><text:span text:style-name="T29">MEDIUM CLOSE SHOT MICHELLES</text:span></text:h>
      <text:p text:style-name="P19">MICHELLE Teresa</text:p>
      <text:p text:style-name="P29"><text:span text:style-name="T35">No, you don’t get it</text:span>.</text:p>
      <text:p text:style-name="P17">MICHELLE Kiki</text:p>
      <text:p text:style-name="P29"><text:span text:style-name="T35">This is different</text:span>.</text:p>
      <text:p text:style-name="P17">MICHELLE <text:span text:style-name="T43">Teres</text:span>a</text:p>
      <text:p text:style-name="P35">Yeah. This time she said it </text:p>
      <text:p text:style-name="P17">MICHELLES</text:p>
      <text:p text:style-name="P29"><text:span text:style-name="T35">about </text:span><text:span text:style-name="T36">US</text:span>.</text:p>
      <text:h text:style-name="P45" text:outline-level="3"><text:span text:style-name="T28">21b</text:span><text:span text:style-name="T26">. </text:span><text:span text:style-name="T29">MEDIUM CLOSE SHOT LISA</text:span></text:h>
      <text:p text:style-name="P10"><text:span text:style-name="T16">Lisa looks at them blankly</text:span><text:span text:style-name="T3">. </text:span><text:span text:style-name="T16">Yeah. That’s not different.</text:span></text:p>
      <text:p text:style-name="P15">LISA</text:p>
      <text:p text:style-name="P35">I’m sure everything will by fine by the end of first period. </text:p>
      <text:h text:style-name="P45" text:outline-level="3"><text:span text:style-name="T28">20b</text:span><text:span text:style-name="T26">. </text:span><text:span text:style-name="T29">MEDIUM CLOSE SHOT MICHELLES</text:span></text:h>
      <text:p text:style-name="P38"><text:span text:style-name="T15">T</text:span><text:span text:style-name="T16">he Michelles look at each other and wail.</text:span></text:p>
      <text:p text:style-name="P17">MICHELLES</text:p>
      <text:p text:style-name="P29"><text:span text:style-name="T36">Waaah</text:span>.</text:p>
      <text:h text:style-name="P45" text:outline-level="3"><text:span text:style-name="T28">19b</text:span><text:span text:style-name="T26">. </text:span><text:span text:style-name="T29">MEDIUM SHOT CHEERLEADERS</text:span></text:h>
      <text:p text:style-name="P38"><text:span text:style-name="T15">T</text:span><text:span text:style-name="T16">he Michelles keep walking and wailing. </text:span><text:span text:style-name="T20">Lisa turns to watch them. </text:span></text:p>
      <text:p text:style-name="P1">-------------------------------------------------------</text:p>
      <text:h text:style-name="P47" text:outline-level="3"><text:span text:style-name="T24">22</text:span><text:span text:style-name="T19">. </text:span><text:span text:style-name="T1">MEDIUM CLOSE SHOT LISA – other angle</text:span></text:h>
      <text:p text:style-name="P39"><text:span text:style-name="T18">L</text:span><text:span text:style-name="T2">isa reacts.</text:span></text:p>
      <text:h text:style-name="P45" text:outline-level="3"><text:span text:style-name="T28">23</text:span><text:span text:style-name="T26">. </text:span><text:span text:style-name="T29">MEDIUM SHOT LISA </text:span></text:h>
      <text:p text:style-name="P37"><text:span text:style-name="T16">L</text:span><text:span text:style-name="T2">isa moseys on.</text:span></text:p>
      <text:p text:style-name="P7"><text:span text:style-name="T15">Kelly is sitting with </text:span><text:span text:style-name="T2">Jeff </text:span><text:span text:style-name="T24">(Kiki)</text:span><text:span text:style-name="T2"> at </text:span><text:span text:style-name="T15">the picnic table</text:span><text:span text:style-name="T2"> </text:span><text:span text:style-name="T3">in the background. </text:span></text:p>
      <text:p text:style-name="P7"><text:span text:style-name="T15">Kelly </text:span><text:span text:style-name="T16">sees </text:span><text:span text:style-name="T15">Lisa </text:span><text:span text:style-name="T16">and gets up to talk to her</text:span><text:span text:style-name="T15">. Jeff</text:span><text:span text:style-name="T2"> watch</text:span><text:span text:style-name="T15">es</text:span><text:span text:style-name="T2"> them </text:span><text:span text:style-name="T9">from behind a book</text:span><text:span text:style-name="T2">.</text:span></text:p>
      <text:p text:style-name="P13"><text:span text:style-name="T24">25-27</text:span><text:span text:style-name="T6">. </text:span><text:span text:style-name="T5">R</text:span><text:span text:style-name="T19">UN THROUGH THE REST OF SCENE WITH </text:span><text:span text:style-name="T21">3</text:span><text:span text:style-name="T19"> CAM ANGLE</text:span><text:span text:style-name="T8">S</text:span></text:p>
      <text:h text:style-name="P46" text:outline-level="3"><text:soft-page-break/><text:span text:style-name="T28">25a</text:span><text:span text:style-name="T26">. </text:span><text:span text:style-name="T29">MEDIUM SHOT </text:span></text:h>
      <text:p text:style-name="P25"><text:span text:style-name="T2">K</text:span><text:span text:style-name="T7">ELLY</text:span></text:p>
      <text:p text:style-name="P28"><text:span text:style-name="T38">Lisa, </text:span>Have you asked anyone to the morp?</text:p>
      <text:p text:style-name="P20">LISA</text:p>
      <text:p text:style-name="P28">Not yet.</text:p>
      <text:p text:style-name="P14">K<text:span text:style-name="T30">ELLY</text:span></text:p>
      <text:p text:style-name="P28">You should ask Jeff. </text:p>
      <text:h text:style-name="P46" text:outline-level="3"><text:span text:style-name="T28">27a</text:span><text:span text:style-name="T26">. </text:span><text:span text:style-name="T29">MEDIUM CLOSE SHOT LISA</text:span></text:h>
      <text:p text:style-name="P2">Lisa looks at Jeff. </text:p>
      <text:h text:style-name="P46" text:outline-level="3"><text:span text:style-name="T28">24a</text:span><text:span text:style-name="T26">. </text:span><text:span text:style-name="T29">MEDIUM SHOT JEFF</text:span></text:h>
      <text:p text:style-name="P11"><text:span text:style-name="T2">Jeff quickly looks down at his book, </text:span><text:span text:style-name="T9">pretending to be studious</text:span><text:span text:style-name="T2">.</text:span></text:p>
      <text:h text:style-name="P46" text:outline-level="3"><text:span text:style-name="T28">27b</text:span><text:span text:style-name="T26">. </text:span><text:span text:style-name="T29">MEDIUM CLOSE SHOT LISA</text:span></text:h>
      <text:p text:style-name="P20">LISA</text:p>
      <text:p text:style-name="P28">Why?</text:p>
      <text:h text:style-name="P46" text:outline-level="3"><text:span text:style-name="T28">26a</text:span><text:span text:style-name="T26">. </text:span><text:span text:style-name="T29">MEDIUM CLOSE SHOT KELLY</text:span></text:h>
      <text:p text:style-name="P12"><text:span text:style-name="T22">Kelly looks to Jeff, then back to Lisa</text:span><text:span text:style-name="T2">.</text:span></text:p>
      <text:p text:style-name="P21">K<text:span text:style-name="T30">ELLY</text:span></text:p>
      <text:p text:style-name="P28">He likes you.</text:p>
      <text:h text:style-name="P46" text:outline-level="3"><text:span text:style-name="T28">24b</text:span><text:span text:style-name="T26">. </text:span><text:span text:style-name="T29">MEDIUM SHOT JEFF</text:span></text:h>
      <text:p text:style-name="P11"><text:span text:style-name="T2">Jeff </text:span><text:span text:style-name="T4">slowly looks up again</text:span><text:span text:style-name="T2">.</text:span></text:p>
      <text:h text:style-name="P46" text:outline-level="3"><text:span text:style-name="T28">27c</text:span><text:span text:style-name="T26">. </text:span><text:span text:style-name="T29">MEDIUM CLOSE SHOT LISA</text:span></text:h>
      <text:p text:style-name="P23">LISA </text:p>
      <text:p text:style-name="P28"><text:span text:style-name="T31">If he wants me to ask him to the morp, why doesn’t he say so himself</text:span>.</text:p>
      <text:p text:style-name="P24"><text:span text:style-name="T25">K</text:span><text:span text:style-name="T27">ELLY</text:span></text:p>
      <text:p text:style-name="P28"><text:span text:style-name="T32">He thinks you’re mad at him about the water balloons</text:span>.</text:p>
      <text:p text:style-name="P2">Lisa looks at Jeff. </text:p>
      <text:h text:style-name="P46" text:outline-level="3"><text:span text:style-name="T28">24c</text:span><text:span text:style-name="T26">. </text:span><text:span text:style-name="T29">MEDIUM SHOT JEFF</text:span></text:h>
      <text:p text:style-name="P11"><text:span text:style-name="T2">Jeff quickly looks down at his book </text:span><text:span text:style-name="T4">again</text:span><text:span text:style-name="T2">.</text:span></text:p>
      <text:h text:style-name="P46" text:outline-level="3"><text:soft-page-break/><text:span text:style-name="T28">27d</text:span><text:span text:style-name="T26">. </text:span><text:span text:style-name="T29">MEDIUM CLOSE SHOT LISA</text:span></text:h>
      <text:p text:style-name="P20">LISA </text:p>
      <text:p text:style-name="P30">Is Becky tired of him? Are you helping her get him off her back?</text:p>
      <text:h text:style-name="P46" text:outline-level="3"><text:span text:style-name="T28">26b</text:span><text:span text:style-name="T26">. </text:span><text:span text:style-name="T29">MEDIUM CLOSE SHOT KELLY</text:span></text:h>
      <text:p text:style-name="P20">K<text:span text:style-name="T30">ELLY</text:span> </text:p>
      <text:p text:style-name="P31">Jeff and Becky are just friends. </text:p>
      <text:h text:style-name="P46" text:outline-level="3"><text:span text:style-name="T28">27e</text:span><text:span text:style-name="T26">. </text:span><text:span text:style-name="T29">MEDIUM CLOSE SHOT LISA</text:span></text:h>
      <text:p text:style-name="P11"><text:span text:style-name="T2">Lisa looks at Jeff </text:span><text:span text:style-name="T4">again</text:span><text:span text:style-name="T2">.</text:span></text:p>
      <text:p text:style-name="P24"><text:span text:style-name="T25">K</text:span><text:span text:style-name="T27">ELLY</text:span></text:p>
      <text:p text:style-name="P32">Go ask him.</text:p>
      <text:p text:style-name="P2">Lisa sighs.</text:p>
      <text:p text:style-name="P14">LISA </text:p>
      <text:p text:style-name="P26"><text:span text:style-name="T2">I’</text:span><text:span text:style-name="T10">m not mad at</text:span><text:span text:style-name="T2"> Jeff. </text:span><text:span text:style-name="T11">But </text:span><text:span text:style-name="T12">I think </text:span><text:span text:style-name="T2">I should ask someone </text:span><text:span text:style-name="T13">who </text:span><text:span text:style-name="T2">I have classes with. </text:span></text:p>
      <text:h text:style-name="P46" text:outline-level="3"><text:span text:style-name="T28">25b</text:span><text:span text:style-name="T26">. </text:span><text:span text:style-name="T29">MEDIUM SHOT LISA &amp; KELLY</text:span></text:h>
      <text:p text:style-name="P5">Kelly looks back at Jeff. Sorry, she tried.</text:p>
      <text:h text:style-name="P46" text:outline-level="3"><text:span text:style-name="T28">24d</text:span><text:span text:style-name="T26">. </text:span><text:span text:style-name="T29">MEDIUM SHOT JEFF</text:span></text:h>
      <text:p text:style-name="P2"><text:span text:style-name="T41">Jeff looks down and turns away</text:span>. <text:span text:style-name="T38">Jeff gets up and leaves</text:span>.</text:p>
      <text:h text:style-name="P46" text:outline-level="3"><text:span text:style-name="T28">25c</text:span><text:span text:style-name="T26">. </text:span><text:span text:style-name="T29">MEDIUM SHOT </text:span></text:h>
      <text:p text:style-name="P2"><text:span text:style-name="T40">Kelly slowly goes to Jeff. </text:span>Lisa <text:span text:style-name="T39">watches her go</text:span>. <text:span text:style-name="T41">Then she turns and walks the other way.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9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126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4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ldham movie could be the next Rocky Horror Picture Show</dc:title>
    <meta:initial-creator>Unknown User</meta:initial-creator>
    <meta:creation-date>2009-10-28T16:26:00</meta:creation-date>
    <dc:date>2018-07-13T19:08:18.951964904</dc:date>
    <meta:editing-cycles>1200</meta:editing-cycles>
    <meta:editing-duration>P55DT18H50M22S</meta:editing-duration>
    <meta:generator>LibreOffice/5.1.6.2$Linux_X86_64 LibreOffice_project/10m0$Build-2</meta:generator>
    <meta:print-date>2018-05-17T19:44:40.866227572</meta:print-date>
    <meta:document-statistic meta:table-count="0" meta:image-count="0" meta:object-count="0" meta:page-count="4" meta:paragraph-count="101" meta:word-count="541" meta:character-count="2982" meta:non-whitespace-character-count="2519"/>
    <meta:template xlink:type="simple" xlink:actuate="onRequest" xlink:title="Normal.dotm" xlink:href=""/>
  </office:meta>
</office:document-meta>
</file>